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30_12-38-56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65869 E-139-34-49.87426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30_16-37-47_000.jpg</text:p>
          </table:table-cell>
          <table:table-cell table:style-name="ce22" office:value-type="string">
            <text:p>:m RES 1*1 / free# JVEMV6 37#21.9_2 / 37. miscs of miscs / 21. math&amp;physics / 9. randomness / w:無作為抽出；ウィルコクソン順位和検定,other=flowchart-for-programming / N~</text:p>
          </table:table-cell>
          <table:table-cell table:style-name="ce4"/>
          <table:table-cell table:style-name="ce4"/>
          <table:table-cell table:style-name="ce4" office:value-type="string">
            <text:p>N-35-35-28.559875 E-139-34-48.995361</text:p>
          </table:table-cell>
          <table:table-cell table:style-name="ce34" table:formula="of:=IF([.E3]=&quot;&quot;;[.C3];CONCATENATE([.C3];&quot; / &quot;;[.E3]))" office:value-type="string" office:string-value=":m RES 1*1 / free# JVEMV6 37#21.9_2 / 37. miscs of miscs / 21. math&amp;physics / 9. randomness / w:無作為抽出；ウィルコクソン順位和検定,other=flowchart-for-programming / N~">
            <text:p>:m RES 1*1 / free# JVEMV6 37#21.9_2 / 37. miscs of miscs / 21. math&amp;physics / 9. randomness / w:無作為抽出；ウィルコクソン順位和検定,other=flowchart-for-programming / N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30_17-46-19_000.jpg</text:p>
          </table:table-cell>
          <table:table-cell table:style-name="ce8" office:value-type="string">
            <text:p>:m 食べた物　間食 / インスタントラーメン；袋入り：「昔ながらの」</text:p>
          </table:table-cell>
          <table:table-cell table:style-name="ce33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4" table:formula="of:=IF([.E4]=&quot;&quot;;[.C4];CONCATENATE([.C4];&quot; / &quot;;[.E4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30_20-33-10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office:value-type="string">
            <text:p>2020-10-30_23-25-13_000.jpg</text:p>
          </table:table-cell>
          <table:table-cell table:style-name="ce17" office:value-type="string">
            <text:p>:PHOTO 記録 / 経過記録；作ったもの / food=焼酎漬け / material=ローズマリー；liquor=麦焼酎,time=1023-2331</text:p>
          </table:table-cell>
          <table:table-cell table:style-name="ce18"/>
          <table:table-cell table:style-name="ce4"/>
          <table:table-cell table:style-name="ce4" office:value-type="string">
            <text:p>N-35-35-28.614807 E-139-34-48.830566</text:p>
          </table:table-cell>
          <table:table-cell table:style-name="ce34" table:formula="of:=IF([.E6]=&quot;&quot;;[.C6];CONCATENATE([.C6];&quot; / &quot;;[.E6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0-10-30_23-25-24_000.jpg</text:p>
          </table:table-cell>
          <table:table-cell table:style-name="ce17" office:value-type="string">
            <text:p>:PHOTO 記録 / 経過記録；作ったもの / food=焼酎漬け / material=大葉；liquor=麦焼酎,time=1020-2331</text:p>
          </table:table-cell>
          <table:table-cell table:style-name="ce19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0-10-30_23-25-38_000.jpg</text:p>
          </table:table-cell>
          <table:table-cell table:style-name="ce8" office:value-type="string">
            <text:p>:PHOTO 記録 / 経過記録；作ったもの / food=焼酎漬け / material=ペパーミント；liquor=麦焼酎,time=1020-2331</text:p>
          </table:table-cell>
          <table:table-cell table:style-name="ce17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30_23-25-53_000.jpg</text:p>
          </table:table-cell>
          <table:table-cell table:style-name="ce8" office:value-type="string">
            <text:p>:PHOTO 記録 / 経過記録；作ったもの / food=焼酎漬け / material=ニンニク；liquor=麦焼酎,time=1030-0038,other=前回作ったものとの比較：1024-2324</text:p>
          </table:table-cell>
          <table:table-cell table:style-name="ce18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；liquor=麦焼酎,time=1030-0038,other=前回作ったものとの比較：1024-2324">
            <text:p>:PHOTO 記録 / 経過記録；作ったもの / food=焼酎漬け / material=ニンニク；liquor=麦焼酎,time=1030-0038,other=前回作ったものとの比較：1024-23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0-10-30_23-26-18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8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30_23-27-34_000.jpg</text:p>
          </table:table-cell>
          <table:table-cell table:style-name="ce8" office:value-type="string">
            <text:p>:PHOTO 記録 / 経過記録；作ったもの / food=焼酎漬け / material=ニンニク；liquor=麦焼酎,time=1024-2324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ニンニク；liquor=麦焼酎,time=1024-2324">
            <text:p>:PHOTO 記録 / 経過記録；作ったもの / food=焼酎漬け / material=ニンニク；liquor=麦焼酎,time=1024-23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30_23-28-21_000.jpg</text:p>
          </table:table-cell>
          <table:table-cell table:style-name="ce8" office:value-type="string">
            <text:p>:PHOTO 記録 / 経過記録；作ったもの / food=焼酎漬け / material=ニンニク；liquor=麦焼酎,time=1030-0038,other=スライスの表面に、気泡が付いている</text:p>
          </table:table-cell>
          <table:table-cell table:style-name="ce17"/>
          <table:table-cell table:style-name="ce4"/>
          <table:table-cell table:style-name="ce4" office:value-type="string">
            <text:p>N-35-35-28.49121 E-139-34-49.434814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ニンニク；liquor=麦焼酎,time=1030-0038,other=スライスの表面に、気泡が付いている">
            <text:p>:PHOTO 記録 / 経過記録；作ったもの / food=焼酎漬け / material=ニンニク；liquor=麦焼酎,time=1030-0038,other=スライスの表面に、気泡が付いてい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30_23-28-32_000.jpg</text:p>
          </table:table-cell>
          <table:table-cell table:style-name="ce8" office:value-type="string">
            <text:p>:PHOTO 記録 / 経過記録；作ったもの / food=焼酎漬け / material=ニンニク；liquor=麦焼酎,time=1030-0038,other=スライスの表面に、気泡が付いている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ニンニク；liquor=麦焼酎,time=1030-0038,other=スライスの表面に、気泡が付いている">
            <text:p>:PHOTO 記録 / 経過記録；作ったもの / food=焼酎漬け / material=ニンニク；liquor=麦焼酎,time=1030-0038,other=スライスの表面に、気泡が付いてい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31_00-29-26_000.jpg</text:p>
          </table:table-cell>
          <table:table-cell table:style-name="ce18" office:value-type="string">
            <text:p>:m RES 1*1 / free# JVEMV6 37#17.21_2 / 37. miscs of miscs / 17. natural-history / id=21:ニンニク / N+</text:p>
          </table:table-cell>
          <table:table-cell table:style-name="ce18"/>
          <table:table-cell table:style-name="ce4"/>
          <table:table-cell table:style-name="ce4" office:value-type="string">
            <text:p>N-35-35-28.601074 E-139-34-48.885498</text:p>
          </table:table-cell>
          <table:table-cell table:style-name="ce34" table:formula="of:=IF([.E14]=&quot;&quot;;[.C14];CONCATENATE([.C14];&quot; / &quot;;[.E14]))" office:value-type="string" office:string-value=":m RES 1*1 / free# JVEMV6 37#17.21_2 / 37. miscs of miscs / 17. natural-history / id=21:ニンニク / N+">
            <text:p>:m RES 1*1 / free# JVEMV6 37#17.21_2 / 37. miscs of miscs / 17. natural-history / id=21:ニンニク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31_01-42-55_000.jpg</text:p>
          </table:table-cell>
          <table:table-cell table:style-name="ce18" office:value-type="string">
            <text:p>:m :PHOTO 寝た時刻 / 2020 / オナニー：１時間１０分ぐらいか / 未了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5]=&quot;&quot;;[.C15];CONCATENATE([.C15];&quot; / &quot;;[.E15]))" office:value-type="string" office:string-value=":m :PHOTO 寝た時刻 / 2020 / オナニー：１時間１０分ぐらいか / 未了">
            <text:p>:m :PHOTO 寝た時刻 / 2020 / オナニー：１時間１０分ぐらいか / 未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31_08-36-07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4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30_17-59-15_000.mp4</text:p>
          </table:table-cell>
          <table:table-cell table:style-name="ce8" office:value-type="string">
            <text:p>:VIDEO / @自室 / 記録 / jap.flute-bamboo / 演奏、play / b-2020-1030-1 / genr=tips:how-to-blow:oct-2,note=right-1;right-2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-bamboo / 演奏、play / b-2020-1030-1 / genr=tips:how-to-blow:oct-2,note=right-1;right-2">
            <text:p>:VIDEO / @自室 / 記録 / jap.flute-bamboo / 演奏、play / b-2020-1030-1 / genr=tips:how-to-blow:oct-2,note=right-1;right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30_18-47-40_000.mp4</text:p>
          </table:table-cell>
          <table:table-cell table:style-name="ce8" office:value-type="string">
            <text:p>:VIDEO / @自室 / 記録 / jap.flute-bamboo / 演奏、play / b-2020-1030-2 / genr=tips:how-to:vibrato-head-shaking-left-right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030-2 / genr=tips:how-to:vibrato-head-shaking-left-right">
            <text:p>:VIDEO / @自室 / 記録 / jap.flute-bamboo / 演奏、play / b-2020-1030-2 / genr=tips:how-to:vibrato-head-shaking-left-right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30_18-55-28_000.mid</text:p>
          </table:table-cell>
          <table:table-cell table:style-name="ce8" office:value-type="string">
            <text:p>:in-mid / app=perfect-piano / 演奏、play / id-2020-1030-1 / category=melody,inst=flute,for=~,genre=~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in-mid / app=perfect-piano / 演奏、play / id-2020-1030-1 / category=melody,inst=flute,for=~,genre=~">
            <text:p>:in-mid / app=perfect-piano / 演奏、play / id-2020-1030-1 / category=melody,inst=flute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31_09-33-16_000.mp4</text:p>
          </table:table-cell>
          <table:table-cell table:style-name="ce8" office:value-type="string">
            <text:p>:VIDEO / @自宅 / 体操 / ダンス、dance-original / d-2020-1031-1 / id=id=~,loc=log-file:「速走り技法」：「前後」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宅 / 体操 / ダンス、dance-original / d-2020-1031-1 / id=id=~,loc=log-file:「速走り技法」：「前後」">
            <text:p>:VIDEO / @自宅 / 体操 / ダンス、dance-original / d-2020-1031-1 / id=id=~,loc=log-file:「速走り技法」：「前後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2020/10/31</text:date>, <text:time>11:2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31T11:24:06.14</dc:date>
    <dc:creator>iwabuchi ken</dc:creator>
    <meta:editing-duration>P27DT11H23M18S</meta:editing-duration>
    <meta:editing-cycles>10270</meta:editing-cycles>
    <meta:document-statistic meta:table-count="1" meta:cell-count="468" meta:object-count="0"/>
  </office:meta>
</office:document-meta>
</file>